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language="fr" fo:country="FR" style:language-asian="zh" style:country-asian="CN"/>
    </style:style>
    <style:style style:name="T1" style:family="text">
      <style:text-properties fo:language="en" fo:country="US"/>
    </style:style>
    <style:style style:name="T2" style:family="text">
      <style:text-properties fo:color="#ff3333"/>
    </style:style>
    <style:style style:name="T3" style:family="text">
      <style:text-properties fo:color="#ff3333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风景中的人类</text:p>
      <text:p text:style-name="P2">&lt;德&gt; 叔本华</text:p>
      <text:p text:style-name="P2"/>
      <text:p text:style-name="P2"/>
      <text:p text:style-name="P2"/>
      <text:p text:style-name="P2">人格的力量</text:p>
      <text:p text:style-name="P2">1.</text:p>
      <text:p text:style-name="P2"><text:tab/>拿幸福来讲，<text:span text:style-name="T2">人是什么比人有什么更有意义</text:span>。人类的个性特征问题永远是专家 学者研究和探索的重点<text:span text:style-name="T1">，无论什么时候，人都带着浓厚的个人色彩。</text:span></text:p>
      <text:p text:style-name="P2"><text:span text:style-name="T1"><text:tab/></text:span><text:span text:style-name="T3">享受肉体的快乐及精神的快乐都取决于自己</text:span><text:span text:style-name="T1">。</text:span></text:p>
      <text:p text:style-name="P2"><text:span text:style-name="T1"><text:tab/>自得其乐一词说的就是这个意思。不会有人说“他享受巴黎”，但有人说“他在巴黎享乐”。对于病态的人来说，快乐如同美酒，但都带有胆汁味。人生的不幸并不都是由客观原因造成的，关键在于你对待人生的方式，及你感受的程度。</text:span></text:p>
      <text:p text:style-name="P2"><text:span text:style-name="T1"><text:tab/></text:span><text:span text:style-name="T3">人格是人自身所固有的东西，它是我们幸福的惟一源泉</text:span><text:span text:style-name="T1">。而其他的东西只是媒介和手段，不会对幸福产生根本影响。</text:span></text:p>
      <text:p text:style-name="P2"><text:span text:style-name="T1"><text:tab/>人们的意识是靠持久和永恒的东西形成的。任何时候人们都或多或少地受个性左右，即使有其他方面的影响，也是偶然的 转瞬即逝的， 而且还会收到各种机遇和变故的制约。</text:span></text:p>
      <text:p text:style-name="P2"><text:span text:style-name="T1"><text:tab/>亚里士多德曾说：</text:span><text:span text:style-name="T3">始终不渝的不是财富，而是品格</text:span><text:span text:style-name="T1">。人们宁愿忍受外来的不幸，却不愿意忍受来自</text:span></text:p>
      <text:p text:style-name="P2"><text:span text:style-name="T1"/></text:p>
      <text:p text:style-name="P2"><text:span text:style-name="T1">2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18S</meta:editing-duration>
    <meta:editing-cycles>7</meta:editing-cycles>
    <meta:generator>OpenOffice/4.1.2$Win32 OpenOffice.org_project/412m3$Build-9782</meta:generator>
    <dc:date>2017-01-06T23:03:11.64</dc:date>
    <dc:creator>Xiang LI</dc:creator>
    <meta:document-statistic meta:table-count="0" meta:image-count="0" meta:object-count="0" meta:page-count="1" meta:paragraph-count="11" meta:word-count="377" meta:character-count="389"/>
    <meta:user-defined meta:name="Info 1"/>
    <meta:user-defined meta:name="Info 2"/>
    <meta:user-defined meta:name="Info 3"/>
    <meta:user-defined meta:name="Info 4"/>
  </office:meta>
</office:document-meta>
</file>